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8a6" officeooo:paragraph-rsid="000af8a6"/>
    </style:style>
    <style:style style:name="P2" style:family="paragraph" style:parent-style-name="Table_20_Contents">
      <style:text-properties officeooo:rsid="000d6beb" officeooo:paragraph-rsid="000d6beb"/>
    </style:style>
    <style:style style:name="P3" style:family="paragraph" style:parent-style-name="Table_20_Contents">
      <style:text-properties officeooo:rsid="000f1f8e" officeooo:paragraph-rsid="000f1f8e"/>
    </style:style>
    <style:style style:name="P4" style:family="paragraph" style:parent-style-name="Table_20_Contents">
      <style:text-properties officeooo:rsid="001236e5" officeooo:paragraph-rsid="001236e5"/>
    </style:style>
    <style:style style:name="P5" style:family="paragraph" style:parent-style-name="Table_20_Contents" style:list-style-name="L1">
      <style:text-properties officeooo:rsid="001236e5" officeooo:paragraph-rsid="001236e5"/>
    </style:style>
    <style:style style:name="T1" style:family="text">
      <style:text-properties officeooo:rsid="000c4a9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03859"/>
    </style:style>
    <style:style style:name="T5" style:family="text">
      <style:text-properties officeooo:rsid="001236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419580838528">
          <table:table-cell table:style-name="Table1.A1" office:value-type="string">
            <text:p text:style-name="P1">32bit and 64 bit</text:p>
            <text:p text:style-name="P1">- <text:span text:style-name="T1">determines the no. of address that could be resolved by a PC at a time.</text:span></text:p>
            <text:p text:style-name="P1">- <text:span text:style-name="T1">32 bit PC could handle address of 2^32 and 64 bit could handle address of 2^64.</text:span></text:p>
            <text:p text:style-name="P1"/>
            <text:p text:style-name="P2">explanation:</text:p>
            <text:p text:style-name="P2"/>
            <text:p text:style-name="P2"/>
          </table:table-cell>
        </table:table-row>
        <table:table-row table:style-name="TableLine94419578997120">
          <table:table-cell table:style-name="Table1.A2" office:value-type="string">
            <text:p text:style-name="P3">Processors and cores:</text:p>
            <text:p text:style-name="P3">- <text:span text:style-name="T4">cores are independent processing unit within a cpu.</text:span></text:p>
            <text:p text:style-name="P3">- <text:span text:style-name="T4">dual core means 2 cores , quad cores means 4 cores</text:span></text:p>
            <text:p text:style-name="P3">- <text:span text:style-name="T4">3 GHZ cpu dual core means both the core could run @ 3GHz simultanously.</text:span></text:p>
            <text:p text:style-name="P3"/>
            <text:p text:style-name="Table_20_Contents"/>
          </table:table-cell>
        </table:table-row>
        <table:table-row table:style-name="TableLine94419578997120">
          <table:table-cell table:style-name="Table1.A2" office:value-type="string">
            <text:p text:style-name="P3">Core no. and generation: i3 9<text:span text:style-name="T2">th</text:span> gen, i5 7<text:span text:style-name="T2">th</text:span> gen, i9 5<text:span text:style-name="T2">th</text:span> gen, etc..</text:p>
            <text:p text:style-name="P3">- relation with no. and generation:</text:p>
            <text:p text:style-name="P3">- <text:span text:style-name="T5">no. related to core is just a number representing the naming convention. Its doesn’t have any architectural significance.</text:span></text:p>
            <text:p text:style-name="P3">- <text:span text:style-name="T5">no. of generation is related much more with year of its launch;</text:span></text:p>
            <text:p text:style-name="P4">eg: </text:p>
            <text:list xml:id="list344623467" text:style-name="L1">
              <text:list-item>
                <text:p text:style-name="P5">8<text:span text:style-name="T2">th</text:span> in 2017 – 2018</text:p>
              </text:list-item>
              <text:list-item>
                <text:p text:style-name="P5">9<text:span text:style-name="T2">th</text:span> in 2018 – 2019</text:p>
              </text:list-item>
              <text:list-item>
                <text:p text:style-name="P5">10<text:span text:style-name="T2">th</text:span> in 2019 – 2020</text:p>
              </text:list-item>
            </text:list>
            <text:p text:style-name="P4"/>
            <text:p text:style-name="P3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02:20.517180697</meta:creation-date>
    <meta:generator>LibreOffice/6.4.7.2$Linux_X86_64 LibreOffice_project/40$Build-2</meta:generator>
    <dc:date>2021-09-29T11:43:03.440196574</dc:date>
    <meta:editing-duration>PT28M5S</meta:editing-duration>
    <meta:editing-cycles>7</meta:editing-cycles>
    <meta:document-statistic meta:table-count="1" meta:image-count="0" meta:object-count="0" meta:page-count="1" meta:paragraph-count="16" meta:word-count="145" meta:character-count="732" meta:non-whitespace-character-count="602"/>
  </office:meta>
</office:document-meta>
</file>